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7d52" officeooo:paragraph-rsid="00107d5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7d52" officeooo:paragraph-rsid="00107d5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7d52" officeooo:paragraph-rsid="00107d52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7d52" officeooo:paragraph-rsid="00107d52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nsolador</text:span><text:tab/><text:tab/><text:span text:style-name="T3">Renascer Praise</text:span></text:p>
      <text:p text:style-name="P3">Tem dor que a gente sente</text:p>
      <text:p text:style-name="P3">E o jeito é sentir</text:p>
      <text:p text:style-name="P3">Só tem um que nos entende</text:p>
      <text:p text:style-name="P3">E o seu nome é Jesus</text:p>
      <text:p text:style-name="P3">Ele sabe como fala, como cura o coração</text:p>
      <text:p text:style-name="P3">Ele supre toda a falta</text:p>
      <text:p text:style-name="P3">Derrama o espírito e traz consolação</text:p>
      <text:p text:style-name="P3"/>
      <text:p text:style-name="P3">Consolador, amigo</text:p>
      <text:p text:style-name="P3">Espírito santo querido</text:p>
      <text:p text:style-name="P3">O que faria se não tivesse junto comigo</text:p>
      <text:p text:style-name="P3">Espírito santo querido</text:p>
      <text:p text:style-name="P3">Tudo tem cura, tudo tem cor</text:p>
      <text:p text:style-name="P3">Sua alegria, mesmo na dor, é a tua presença</text:p>
      <text:p text:style-name="P3"/>
      <text:p text:style-name="P3">Tem dor que a gente sente</text:p>
      <text:p text:style-name="P3">E o jeito é sentir</text:p>
      <text:p text:style-name="P3">Só tem um que nos entende</text:p>
      <text:p text:style-name="P3">E o seu nome é Jesus</text:p>
      <text:p text:style-name="P3">Ele sabe como fala, como cura o coração</text:p>
      <text:p text:style-name="P3">Ele supre toda a falta</text:p>
      <text:p text:style-name="P3">Derrama o espírito e traz consolação</text:p>
      <text:p text:style-name="P3"/>
      <text:p text:style-name="P3">Consolador, amigo</text:p>
      <text:p text:style-name="P3">Espírito santo querido</text:p>
      <text:p text:style-name="P3">O que faria se não tivesse junto comigo</text:p>
      <text:p text:style-name="P3">Espírito santo querido</text:p>
      <text:p text:style-name="P3">Tudo tem cura, tudo tem cor</text:p>
      <text:p text:style-name="P3">Sua alegria, mesmo na dor, é a tua presença</text:p>
      <text:p text:style-name="P3"/>
      <text:p text:style-name="P3">Tua presença é tudo o que eu preciso</text:p>
      <text:p text:style-name="P3">Ouvir tua voz faz acalma meu coração ferido</text:p>
      <text:p text:style-name="P3">Unge meus olhos com colírio</text:p>
      <text:p text:style-name="P3">Faz-me enxergar a tua face</text:p>
      <text:p text:style-name="P3"/>
      <text:p text:style-name="P3">Sou teu, Jesus</text:p>
      <text:p text:style-name="P3">Somente Teu</text:p>
      <text:p text:style-name="P3"/>
      <text:p text:style-name="P3">Tua presença é tudo o que eu preciso</text:p>
      <text:p text:style-name="P1"><text:span text:style-name="T2">Consolador</text:span><text:tab/><text:tab/><text:span text:style-name="T3">Renascer Praise</text:span></text:p>
      <text:p text:style-name="P3">Tem dor que a gente sente</text:p>
      <text:p text:style-name="P3">E o jeito é sentir</text:p>
      <text:p text:style-name="P3">Só tem um que nos entende</text:p>
      <text:p text:style-name="P3">E o seu nome é Jesus</text:p>
      <text:p text:style-name="P3">Ele sabe como fala, como cura o coração</text:p>
      <text:p text:style-name="P3">Ele supre toda a falta</text:p>
      <text:p text:style-name="P3">Derrama o espírito e traz consolação</text:p>
      <text:p text:style-name="P3"/>
      <text:p text:style-name="P3">Consolador, amigo</text:p>
      <text:p text:style-name="P3">Espírito santo querido</text:p>
      <text:p text:style-name="P3">O que faria se não tivesse junto comigo</text:p>
      <text:p text:style-name="P3">Espírito santo querido</text:p>
      <text:p text:style-name="P3">Tudo tem cura, tudo tem cor</text:p>
      <text:p text:style-name="P3">Sua alegria, mesmo na dor, é a tua presença</text:p>
      <text:p text:style-name="P3"/>
      <text:p text:style-name="P3">Tem dor que a gente sente</text:p>
      <text:p text:style-name="P3">E o jeito é sentir</text:p>
      <text:p text:style-name="P3">Só tem um que nos entende</text:p>
      <text:p text:style-name="P3">E o seu nome é Jesus</text:p>
      <text:p text:style-name="P3">Ele sabe como fala, como cura o coração</text:p>
      <text:p text:style-name="P3">Ele supre toda a falta</text:p>
      <text:p text:style-name="P3">Derrama o espírito e traz consolação</text:p>
      <text:p text:style-name="P3"/>
      <text:p text:style-name="P3">Consolador, amigo</text:p>
      <text:p text:style-name="P3">Espírito santo querido</text:p>
      <text:p text:style-name="P3">O que faria se não tivesse junto comigo</text:p>
      <text:p text:style-name="P3">Espírito santo querido</text:p>
      <text:p text:style-name="P3">Tudo tem cura, tudo tem cor</text:p>
      <text:p text:style-name="P3">Sua alegria, mesmo na dor, é a tua presença</text:p>
      <text:p text:style-name="P3"/>
      <text:p text:style-name="P3">Tua presença é tudo o que eu preciso</text:p>
      <text:p text:style-name="P3">Ouvir tua voz faz acalma meu coração ferido</text:p>
      <text:p text:style-name="P3">Unge meus olhos com colírio</text:p>
      <text:p text:style-name="P3">Faz-me enxergar a tua face</text:p>
      <text:p text:style-name="P3"/>
      <text:p text:style-name="P3">Sou teu, Jesus</text:p>
      <text:p text:style-name="P3">Somente Teu</text:p>
      <text:p text:style-name="P3"/>
      <text:p text:style-name="P3">Tua presença é tudo o que eu preci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5:27:55.339812557</dc:date>
    <meta:editing-cycles>11</meta:editing-cycles>
    <meta:editing-duration>PT17M36S</meta:editing-duration>
    <meta:generator>LibreOffice/5.2.4.2.1$Linux_X86_64 LibreOffice_project/20m0$Build-2</meta:generator>
    <meta:document-statistic meta:table-count="0" meta:image-count="0" meta:object-count="0" meta:page-count="1" meta:paragraph-count="68" meta:word-count="376" meta:character-count="1860" meta:non-whitespace-character-count="1550"/>
  </office:meta>
</office:document-meta>
</file>